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="solid" draw:fill-color="#eeeee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CMU Serif" fo:font-size="18pt" style:font-size-asian="18pt" style:font-size-complex="18pt"/>
    </style:style>
    <style:style style:name="P2" style:family="paragraph">
      <style:paragraph-properties fo:text-align="center"/>
      <style:text-properties style:font-name="CMU Serif"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6.4cm" svg:y="7.5cm">
          <text:p text:style-name="P1"><text:span text:style-name="T1">v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4cm" svg:y="7.5cm">
          <text:p text:style-name="P1">=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4cm" svg:y="7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4cm" svg:y="7.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4cm" svg:y="7.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.4cm" svg:y="7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.4cm" svg:y="7.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4cm" svg:y="7.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.4cm" svg:y="7.5cm">
          <text:p text:style-name="P1">1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4cm" svg:y1="7.3cm" svg:x2="15.4cm" svg:y2="7.3cm">
          <text:p/>
        </draw:line>
        <draw:custom-shape draw:style-name="gr3" draw:text-style-name="P1" draw:layer="layout" svg:width="1cm" svg:height="1cm" svg:x="6.4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1cm" svg:x="7.4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1cm" svg:x="8.4cm" svg:y="6.2cm">
          <text:p text:style-name="P1"><text:span text:style-name="T1">x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1cm" svg:x="9.4cm" svg:y="6.2cm">
          <text:p text:style-name="P1"><text:span text:style-name="T1">x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1cm" svg:x="10.4cm" svg:y="6.2cm">
          <text:p text:style-name="P1"><text:span text:style-name="T1">x</text:span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1cm" svg:x="11.4cm" svg:y="6.2cm">
          <text:p text:style-name="P1"><text:span text:style-name="T1">C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1cm" svg:x="12.4cm" svg:y="6.2cm">
          <text:p text:style-name="P1"><text:span text:style-name="T1">C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1cm" svg:x="13.4cm" svg:y="6.2cm">
          <text:p text:style-name="P1"><text:span text:style-name="T1">C</text:span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1cm" svg:x="14.4cm" svg:y="6.2cm">
          <text:p text:style-name="P1"><text:span text:style-name="T1">C</text:span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6.4cm" svg:y="8.5cm">
          <text:p text:style-name="P1"><text:span text:style-name="T1">v'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7.4cm" svg:y="8.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8.4cm" svg:y="8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9.4cm" svg:y="8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0.4cm" svg:y="8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1.4cm" svg:y="8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2.4cm" svg:y="8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3.4cm" svg:y="8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4.4cm" svg:y="8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.4cm" svg:y="9.5cm">
          <text:p text:style-name="P1"><text:span text:style-name="T1">v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7.4cm" svg:y="9.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.4cm" svg:y="9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.4cm" svg:y="9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4cm" svg:y="9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.4cm" svg:y="9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2.4cm" svg:y="9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3.4cm" svg:y="9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4.4cm" svg:y="9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6.4cm" svg:y="10.5cm">
          <text:p text:style-name="P1"><text:span text:style-name="T1">v'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7.4cm" svg:y="10.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8.4cm" svg:y="10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9.4cm" svg:y="10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0.4cm" svg:y="10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1.4cm" svg:y="10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2.4cm" svg:y="10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3.4cm" svg:y="10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4.4cm" svg:y="10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6.4cm" svg:y="11.5cm">
          <text:p text:style-name="P1"><text:span text:style-name="T1">v</text:span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7.4cm" svg:y="11.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8.4cm" svg:y="11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9.4cm" svg:y="11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0.4cm" svg:y="11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1.4cm" svg:y="11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2.4cm" svg:y="11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3.4cm" svg:y="11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4.4cm" svg:y="11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.4cm" svg:y="12.5cm">
          <text:p text:style-name="P1"><text:span text:style-name="T1">v'</text:span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7.4cm" svg:y="12.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.4cm" svg:y="12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.4cm" svg:y="12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4cm" svg:y="12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.4cm" svg:y="12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2.4cm" svg:y="12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3.4cm" svg:y="12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4.4cm" svg:y="12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6.4cm" svg:y="13.5cm">
          <text:p text:style-name="P1"><text:span text:style-name="T1">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7.4cm" svg:y="13.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8.4cm" svg:y="13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9.4cm" svg:y="13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0.4cm" svg:y="13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1.4cm" svg:y="13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2.4cm" svg:y="13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3.4cm" svg:y="13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4.4cm" svg:y="13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6.4cm" svg:y="14.5cm">
          <text:p text:style-name="P1"><text:span text:style-name="T1">r'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7.4cm" svg:y="14.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8.4cm" svg:y="14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9.4cm" svg:y="14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0.4cm" svg:y="14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1.4cm" svg:y="14.5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2.4cm" svg:y="14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3.4cm" svg:y="14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4.4cm" svg:y="14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.4cm" svg:y="15.5cm">
          <text:p text:style-name="P1"><text:span text:style-name="T1">r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7.4cm" svg:y="15.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.4cm" svg:y="15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.4cm" svg:y="15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4cm" svg:y="15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.4cm" svg:y="15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2.4cm" svg:y="15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3.4cm" svg:y="15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4.4cm" svg:y="15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6.4cm" svg:y="16.5cm">
          <text:p text:style-name="P1"><text:span text:style-name="T1">r'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7.4cm" svg:y="16.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8.4cm" svg:y="16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9.4cm" svg:y="16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0.4cm" svg:y="16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1.4cm" svg:y="16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2.4cm" svg:y="16.5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3.4cm" svg:y="16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4.4cm" svg:y="16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6.4cm" svg:y="17.5cm">
          <text:p text:style-name="P1"><text:span text:style-name="T1">r</text:span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7.4cm" svg:y="17.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8.4cm" svg:y="17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9.4cm" svg:y="17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0.4cm" svg:y="17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1.4cm" svg:y="17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2.4cm" svg:y="17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3.4cm" svg:y="17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4.4cm" svg:y="17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.4cm" svg:y="18.5cm">
          <text:p text:style-name="P1"><text:span text:style-name="T1">r'</text:span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7.4cm" svg:y="18.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.4cm" svg:y="18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.4cm" svg:y="18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4cm" svg:y="18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.4cm" svg:y="18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2.4cm" svg:y="18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3.4cm" svg:y="18.5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4.4cm" svg:y="18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6.4cm" svg:y="19.5cm">
          <text:p text:style-name="P1"><text:span text:style-name="T1">r</text:span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7.4cm" svg:y="19.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8.4cm" svg:y="19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9.4cm" svg:y="19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0.4cm" svg:y="19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1.4cm" svg:y="19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2.4cm" svg:y="19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3.4cm" svg:y="19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4.4cm" svg:y="19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6.4cm" svg:y="20.5cm">
          <text:p text:style-name="P1"><text:span text:style-name="T1">r'</text:span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7.4cm" svg:y="20.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8.4cm" svg:y="20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9.4cm" svg:y="20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0.4cm" svg:y="20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1.4cm" svg:y="20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2.4cm" svg:y="20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3.4cm" svg:y="20.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cm" svg:height="1cm" svg:x="14.4cm" svg:y="20.5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6.4cm" svg:y1="21.7cm" svg:x2="15.4cm" svg:y2="21.7cm">
          <text:p/>
        </draw:line>
        <draw:custom-shape draw:style-name="gr4" draw:text-style-name="P2" draw:layer="layout" svg:width="1cm" svg:height="1cm" svg:x="6.4cm" svg:y="21.9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1cm" svg:x="7.4cm" svg:y="21.9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1cm" svg:x="8.4cm" svg:y="21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1cm" svg:x="9.4cm" svg:y="21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1cm" svg:x="10.4cm" svg:y="21.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1cm" svg:x="11.4cm" svg:y="21.9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1cm" svg:x="12.4cm" svg:y="21.9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1cm" svg:x="13.4cm" svg:y="21.9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1cm" svg:x="14.4cm" svg:y="21.9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15:08:26.232542844</meta:creation-date>
    <dc:date>2014-11-29T15:54:41.285632794</dc:date>
    <meta:editing-duration>PT34M57S</meta:editing-duration>
    <meta:editing-cycles>7</meta:editing-cycles>
    <meta:generator>LibreOffice/4.2.7.2$Linux_X86_64 LibreOffice_project/420m0$Build-2</meta:generator>
    <meta:document-statistic meta:object-count="146"/>
  </office:meta>
</office:document-meta>
</file>